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cf4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end="Arrow" draw:marker-end-width="0.3cm" draw:fill="none" draw:fill-color="#ffcf4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cm" svg:height="1cm" svg:x="14cm" svg:y="8cm">
          <text:p text:style-name="P1"><text:span text:style-name="T1">MLo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1cm" svg:x="4cm" svg:y="8cm">
          <text:p text:style-name="P1"><text:span text:style-name="T1">MVe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9cm" svg:y="8cm">
          <text:p text:style-name="P1"><text:span text:style-name="T1">MEd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cm" svg:height="2cm" svg:x="9cm" svg:y="3cm">
          <text:p text:style-name="P1"><text:span text:style-name="T1">Me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4cm" svg:y="9cm">
          <text:p text:style-name="P1"><text:span text:style-name="T1">MLo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4cm" svg:y="10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4cm" svg:y="11cm">
          <text:p text:style-name="P1"><text:span text:style-name="T1">MLo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cm" svg:y="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cm" svg:y="10cm">
          <text:p text:style-name="P1"><text:span text:style-name="T1">MEd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9cm">
          <text:p text:style-name="P1"><text:span text:style-name="T1">MVe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10cm">
          <text:p text:style-name="P1"><text:span text:style-name="T1">MVe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1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12cm">
          <text:p text:style-name="P1"><text:span text:style-name="T1">MVer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5cm" svg:x2="5.5cm" svg:y2="8cm" draw:start-shape="id1" draw:start-glue-point="2" draw:end-shape="id2" draw:end-glue-point="0" svg:d="M10500 5000v1500h-5000v1500" svg:viewBox="0 0 5001 3001">
          <text:p/>
        </draw:connector>
        <draw:connector draw:style-name="gr3" draw:text-style-name="P1" draw:layer="layout" svg:x1="10.5cm" svg:y1="5cm" svg:x2="10.5cm" svg:y2="8cm" draw:start-shape="id1" draw:end-shape="id3" draw:end-glue-point="0" svg:d="M10500 5000v3000" svg:viewBox="0 0 1 3001">
          <text:p/>
        </draw:connector>
        <draw:connector draw:style-name="gr3" draw:text-style-name="P1" draw:layer="layout" svg:x1="10.5cm" svg:y1="5cm" svg:x2="15.5cm" svg:y2="8cm" draw:start-shape="id1" draw:end-shape="id4" draw:end-glue-point="0" svg:d="M10500 5000v1500h5000v1500" svg:viewBox="0 0 50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6-01-04T10:49:41.238448707</meta:creation-date>
    <dc:date>2016-01-04T11:02:45.337014426</dc:date>
    <dc:creator>Holger Machens</dc:creator>
    <meta:editing-duration>P0D</meta:editing-duration>
    <meta:editing-cycles>1</meta:editing-cycles>
    <meta:generator>LibreOffice/4.2.8.2$Linux_X86_64 LibreOffice_project/420m0$Build-2</meta:generator>
    <meta:document-statistic meta:object-count="16"/>
  </office:meta>
</office:document-meta>
</file>